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ontereyFLF" svg:font-family="MontereyFLF" style:font-family-generic="system" style:font-pitch="variable" svg:panose-1="2 0 6 3 8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line-height="150%" style:page-number="1"/>
    </style:style>
    <style:style style:name="T17" style:parent-style-name="Fuentedepárrafopredeter." style:family="text">
      <style:text-properties style:font-name="Calibri Light" style:font-name-asian="Times New Roman" style:font-weight-complex="bold" fo:font-size="12pt" style:font-size-asian="12pt"/>
    </style:style>
    <style:style style:name="T18" style:parent-style-name="Fuentedepárrafopredeter." style:family="text">
      <style:text-properties style:font-name="Calibri Light" style:font-name-asian="Times New Roman" style:font-weight-complex="bold" style:text-position="super 66.6%" fo:font-size="12pt" style:font-size-asian="12pt"/>
    </style:style>
    <style:style style:name="T19" style:parent-style-name="Fuentedepárrafopredeter." style:family="text">
      <style:text-properties style:font-name="Calibri Light" style:font-name-asian="Times New Roman" style:font-weight-complex="bold" fo:font-size="12pt" style:font-size-asian="12pt"/>
    </style:style>
    <style:style style:name="TableColumn21" style:family="table-column">
      <style:table-column-properties style:column-width="1.7798in"/>
    </style:style>
    <style:style style:name="TableColumn22" style:family="table-column">
      <style:table-column-properties style:column-width="4.7131in"/>
    </style:style>
    <style:style style:name="Table20" style:family="table">
      <style:table-properties style:width="6.493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150%">
        <style:tab-stops>
          <style:tab-stop style:type="center" style:position="3.1715in"/>
          <style:tab-stop style:type="left" style:position="3.8645in"/>
        </style:tab-stops>
      </style:paragraph-properties>
    </style:style>
    <style:style style:name="T26" style:parent-style-name="Fuentedepárrafopredeter." style:family="text">
      <style:text-properties style:font-name="Calibri Light" style:font-name-asian="Times New Roman" style:font-weight-complex="bold" fo:color="#FFFFFF" fo:font-size="12pt" style:font-size-asian="12pt"/>
    </style:style>
    <style:style style:name="T27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54" style:family="table-row">
      <style:table-row-properties style:min-row-height="1.0534in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57" style:parent-style-name="Normal" style:family="paragraph">
      <style:paragraph-properties fo:line-height="100%"/>
    </style:style>
    <style:style style:name="T58" style:parent-style-name="Fuentedepárrafopredeter." style:family="text">
      <style:text-properties style:font-name="Calibri Light" style:font-name-asian="Times New Roman" style:font-weight-complex="bold" fo:font-size="10pt" style:font-size-asian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Row61" style:family="table-row">
      <style:table-row-properties style:min-row-height="0.1819in"/>
    </style:style>
    <style:style style:name="TableCell62" style:family="table-cell">
      <style:table-cell-properties fo:border="0.0069in solid #000000" fo:background-color="#323E4F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line-height="150%"/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P8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olumn86" style:family="table-column">
      <style:table-column-properties style:column-width="1.4736in"/>
    </style:style>
    <style:style style:name="TableColumn87" style:family="table-column">
      <style:table-column-properties style:column-width="0.3937in"/>
    </style:style>
    <style:style style:name="TableColumn88" style:family="table-column">
      <style:table-column-properties style:column-width="0.3833in"/>
    </style:style>
    <style:style style:name="TableColumn89" style:family="table-column">
      <style:table-column-properties style:column-width="1.6833in"/>
    </style:style>
    <style:style style:name="TableColumn90" style:family="table-column">
      <style:table-column-properties style:column-width="0.3937in"/>
    </style:style>
    <style:style style:name="TableColumn91" style:family="table-column">
      <style:table-column-properties style:column-width="1.7722in"/>
    </style:style>
    <style:style style:name="TableColumn92" style:family="table-column">
      <style:table-column-properties style:column-width="0.0041in"/>
    </style:style>
    <style:style style:name="TableColumn93" style:family="table-column">
      <style:table-column-properties style:column-width="0.3888in"/>
    </style:style>
    <style:style style:name="Table85" style:family="table">
      <style:table-properties style:width="6.493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6" style:parent-style-name="Normal" style:family="paragraph">
      <style:paragraph-properties fo:line-height="150%">
        <style:tab-stops>
          <style:tab-stop style:type="center" style:position="3.1715in"/>
          <style:tab-stop style:type="left" style:position="3.8645in"/>
        </style:tab-stops>
      </style:paragraph-properties>
    </style:style>
    <style:style style:name="T97" style:parent-style-name="Fuentedepárrafopredeter." style:family="text">
      <style:text-properties style:font-name="Calibri Light" style:font-name-asian="Times New Roman" style:font-weight-complex="bold" fo:color="#FFFFFF" fo:font-size="12pt" style:font-size-asian="12pt"/>
    </style:style>
    <style:style style:name="T9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</style:style>
    <style:style style:name="T107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0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0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10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line-height="150%"/>
    </style:style>
    <style:style style:name="T127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2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2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 fo:language="en" fo:country="US"/>
    </style:style>
    <style:style style:name="P133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 fo:language="en" fo:country="US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 fo:language="en" fo:country="US"/>
    </style:style>
    <style:style style:name="P139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 fo:language="en" fo:country="US"/>
    </style:style>
    <style:style style:name="P145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 fo:language="en" fo:country="US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 fo:language="en" fo:country="US"/>
    </style:style>
    <style:style style:name="P151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 fo:language="en" fo:country="US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 fo:language="en" fo:country="US"/>
    </style:style>
    <style:style style:name="P157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 fo:language="en" fo:country="US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63" style:parent-style-name="Normal" style:family="paragraph">
      <style:paragraph-properties fo:line-height="100%"/>
    </style:style>
    <style:style style:name="T164" style:parent-style-name="Fuentedepárrafopredeter." style:family="text">
      <style:text-properties style:font-name="Calibri Light" style:font-name-asian="Times New Roman" style:font-weight-complex="bold" fo:font-size="10pt" style:font-size-asian="10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67" style:family="table-row">
      <style:table-row-properties style:min-row-height="1.325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line-height="150%"/>
    </style:style>
    <style:style style:name="T173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74" style:family="table-row">
      <style:table-row-properties style:min-row-height="1.393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olumn178" style:family="table-column">
      <style:table-column-properties style:column-width="2.7229in"/>
    </style:style>
    <style:style style:name="TableColumn179" style:family="table-column">
      <style:table-column-properties style:column-width="0.0138in"/>
    </style:style>
    <style:style style:name="TableColumn180" style:family="table-column">
      <style:table-column-properties style:column-width="0.3763in"/>
    </style:style>
    <style:style style:name="TableColumn181" style:family="table-column">
      <style:table-column-properties style:column-width="0.0166in"/>
    </style:style>
    <style:style style:name="TableColumn182" style:family="table-column">
      <style:table-column-properties style:column-width="1.7888in"/>
    </style:style>
    <style:style style:name="TableColumn183" style:family="table-column">
      <style:table-column-properties style:column-width="0.3937in"/>
    </style:style>
    <style:style style:name="TableColumn184" style:family="table-column">
      <style:table-column-properties style:column-width="0.3534in"/>
    </style:style>
    <style:style style:name="TableColumn185" style:family="table-column">
      <style:table-column-properties style:column-width="0.4256in"/>
    </style:style>
    <style:style style:name="TableColumn186" style:family="table-column">
      <style:table-column-properties style:column-width="0.4013in"/>
    </style:style>
    <style:style style:name="Table177" style:family="table">
      <style:table-properties style:width="6.493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line-height="150%">
        <style:tab-stops>
          <style:tab-stop style:type="center" style:position="3.1715in"/>
          <style:tab-stop style:type="left" style:position="3.8645in"/>
        </style:tab-stops>
      </style:paragraph-properties>
    </style:style>
    <style:style style:name="T190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 fo:language="en" fo:country="US"/>
    </style:style>
    <style:style style:name="T191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 fo:language="en" fo:country="US"/>
    </style:style>
    <style:style style:name="T192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 fo:language="en" fo:country="US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line-height="150%" fo:margin-left="1.5in">
        <style:tab-stops>
          <style:tab-stop style:type="left" style:position="-1.3229in"/>
          <style:tab-stop style:type="center" style:position="1.6715in"/>
        </style:tab-stops>
      </style:paragraph-properties>
    </style:style>
    <style:style style:name="T205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06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07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Cell2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9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 fo:language="en" fo:country="US"/>
    </style:style>
    <style:style style:name="P219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line-height="150%" fo:margin-left="1.5in">
        <style:tab-stops>
          <style:tab-stop style:type="left" style:position="0.0972in"/>
          <style:tab-stop style:type="center" style:position="0.884in"/>
        </style:tab-stops>
      </style:paragraph-properties>
    </style:style>
    <style:style style:name="T225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26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27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Cell2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line-height="150%"/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248" style:family="table-row">
      <style:table-row-properties style:min-row-height="1.2319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251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17">Required (</text:span><text:span text:style-name="T18">*</text:span><text:span text:style-name="T19">)</text:span></text:p>
      <text:p text:style-name="Titulo1VMC">PERSONAL INFORMATION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<text:span text:style-name="T26"><text:tab/></text:span><text:span text:style-name="T27">GENERAL*</text:span><text:span text:style-name="T28"><text:tab/></text:span></text:p>
          </table:table-cell>
          <table:covered-table-cell/>
        </table:table-row>
        <table:table-row table:style-name="TableRow29">
          <table:table-cell table:style-name="TableCell30">
            <text:p text:style-name="P31">FULL NAME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CITY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INSTITUTION/COMPANY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POSITION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PROFESSION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PROFILE/BIO</text:p>
            <text:p text:style-name="P57"><text:span text:style-name="T58">(30 WORDS)</text:span>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 table:number-columns-spanned="2">
            <text:p text:style-name="P63">CONTACT</text:p>
          </table:table-cell>
          <table:covered-table-cell/>
        </table:table-row>
        <table:table-row table:style-name="TableRow64">
          <table:table-cell table:style-name="TableCell65">
            <text:p text:style-name="P66">LINKEDIN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TWITTER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PHONE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WEB SITE</text:p>
          </table:table-cell>
          <table:table-cell table:style-name="TableCell82">
            <text:p text:style-name="P83"/>
          </table:table-cell>
        </table:table-row>
      </table:table>
      <text:p text:style-name="P84">Profile Pic (Attachment)</text:p>
      <text:p text:style-name="Titulo1VMC">About the talk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 table:number-columns-spanned="8">
            <text:p text:style-name="P96"><text:span text:style-name="T97"><text:tab/></text:span><text:span text:style-name="T98">GENERAL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>
            <text:p text:style-name="P101">TITLE</text:p>
          </table:table-cell>
          <table:table-cell table:style-name="TableCell102" table:number-columns-spanned="7"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">
          <table:table-cell table:style-name="TableCell105" table:number-columns-spanned="8">
            <text:p text:style-name="P106"><text:span text:style-name="T107"><text:tab/></text:span><text:span text:style-name="T108"><text:tab/>LEVEL*</text:span><text:span text:style-name="T109"><text:s/></text:span><text:span text:style-name="T110">(MARK WITH X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2">
            <text:p text:style-name="P113">BEGINNER</text:p>
          </table:table-cell>
          <table:covered-table-cell/>
          <table:table-cell table:style-name="TableCell114">
            <text:p text:style-name="P115"/>
          </table:table-cell>
          <table:table-cell table:style-name="TableCell116">
            <text:p text:style-name="P117">INTERMEDIATE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ADVANCE</text:p>
          </table:table-cell>
          <table:table-cell table:style-name="TableCell122" table:number-columns-spanned="2"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8">
            <text:p text:style-name="P126"><text:span text:style-name="T127">CATEGORY*</text:span><text:span text:style-name="T128"><text:s/></text:span><text:span text:style-name="T129">(MARK WITH X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7">
            <text:p text:style-name="P132">MOBILE DEVICE USAGE (SOCIETY)</text:p>
            <text:p text:style-name="P133">Parental control tools, security and privac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 table:number-columns-spanned="7">
            <text:p text:style-name="P138">SMARTPHONES &amp; TABLETS IN EDUCATION</text:p>
            <text:p text:style-name="P139">Mobile devices in the<text:s/>classroom, success stories and challen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0">
            <text:p text:style-name="P141"/>
          </table:table-cell>
        </table:table-row>
        <text:soft-page-break/>
        <table:table-row table:style-name="TableRow142">
          <table:table-cell table:style-name="TableCell143" table:number-columns-spanned="7">
            <text:p text:style-name="P144">MOBILE NETWORKS</text:p>
            <text:p text:style-name="P145">4G, 5G, GSM, UMTS and mor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 table:number-columns-spanned="7">
            <text:p text:style-name="P150">TECH TALKS OR MOBILE DEVELOPMENT</text:p>
            <text:p text:style-name="P151">Frameworks, trends platforms, smartcities, drones, wereables, oth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 table:number-columns-spanned="7">
            <text:p text:style-name="P156">ENTREPRENEURSHIP AND BUSINESS</text:p>
            <text:p text:style-name="P157">Entrepreneurship stories, work<text:s/>and development methodolog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 table:number-columns-spanned="7">
            <text:p text:style-name="P162">OTHERS</text:p>
            <text:p text:style-name="P163"><text:span text:style-name="T164">Describ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 table:number-columns-spanned="8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">
          <table:table-cell table:style-name="TableCell171" table:number-columns-spanned="8">
            <text:p text:style-name="P172"><text:span text:style-name="T173">ABSTRACT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8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itulo1VMC">QUESTIONNAIRE</text:p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 table:number-columns-spanned="9">
            <text:p text:style-name="P189"><text:span text:style-name="T190">AVAILABLE DAYS*</text:span><text:span text:style-name="T191"><text:s/></text:span><text:span text:style-name="T192">(MARK WITH X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3">
          <table:table-cell table:style-name="TableCell194" table:number-columns-spanned="2">
            <text:p text:style-name="P195">FRIDAY</text:p>
          </table:table-cell>
          <table:covered-table-cell/>
          <table:table-cell table:style-name="TableCell196" table:number-columns-spanned="2">
            <text:p text:style-name="P197"/>
          </table:table-cell>
          <table:covered-table-cell/>
          <table:table-cell table:style-name="TableCell198" table:number-columns-spanned="4">
            <text:p text:style-name="P199">SATURDAY</text:p>
          </table:table-cell>
          <table:covered-table-cell/>
          <table:covered-table-cell/>
          <table:covered-table-cell/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 table:number-columns-spanned="5">
            <text:p text:style-name="P204"><text:span text:style-name="T205">TRANSPORTATION*</text:span><text:span text:style-name="T206"><text:s/></text:span><text:span text:style-name="T207">(MARK WITH X)</text:span></text:p>
          </table:table-cell>
          <table:covered-table-cell/>
          <table:covered-table-cell/>
          <table:covered-table-cell/>
          <table:covered-table-cell/>
          <table:table-cell table:style-name="TableCell208">
            <text:p text:style-name="P209">YES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NO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 table:number-columns-spanned="2">
            <text:p text:style-name="P218">¿WHERE ARE YOU COMING FROM?</text:p>
            <text:p text:style-name="P219">City</text:p>
          </table:table-cell>
          <table:covered-table-cell/>
          <table:table-cell table:style-name="TableCell220" table:number-columns-spanned="7">
            <text:p text:style-name="P2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 table:number-columns-spanned="5">
            <text:p text:style-name="P224"><text:span text:style-name="T225">LODGING*</text:span><text:span text:style-name="T226"><text:s/></text:span><text:span text:style-name="T227">(MARK WITH X)</text:span></text:p>
          </table:table-cell>
          <table:covered-table-cell/>
          <table:covered-table-cell/>
          <table:covered-table-cell/>
          <table:covered-table-cell/>
          <table:table-cell table:style-name="TableCell228">
            <text:p text:style-name="P229">YES</text:p>
          </table:table-cell>
          <table:table-cell table:style-name="TableCell230">
            <text:p text:style-name="P231"/>
          </table:table-cell>
          <table:table-cell table:style-name="TableCell232">
            <text:p text:style-name="P233">NO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THURSDAY</text:p>
          </table:table-cell>
          <table:table-cell table:style-name="TableCell239" table:number-columns-spanned="2">
            <text:p text:style-name="P240"/>
          </table:table-cell>
          <table:covered-table-cell/>
          <table:table-cell table:style-name="TableCell241" table:number-columns-spanned="5">
            <text:p text:style-name="P242">FRIDAY</text:p>
          </table:table-cell>
          <table:covered-table-cell/>
          <table:covered-table-cell/>
          <table:covered-table-cell/>
          <table:covered-table-cell/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 table:number-columns-spanned="9">
            <text:p text:style-name="P247">COMMENTS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8">
          <table:table-cell table:style-name="TableCell249" table:number-columns-spanned="9">
            <text:p text:style-name="P2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ontereyFLF" svg:font-family="MontereyFLF" style:font-family-generic="system" style:font-pitch="variable" svg:panose-1="2 0 6 3 8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s" style:country-asian="CL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uesto" style:display-name="Puesto" style:family="paragraph" style:parent-style-name="Normal" style:next-style-name="Normal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" style:display-name="Encabezado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apple-converted-space" style:display-name="apple-converted-space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use-window-font-color="true" fo:font-size="12pt" style:font-size-asian="12pt" style:font-size-complex="12pt" fo:hyphenate="false"/>
    </style:style>
    <style:style style:name="Titulo1VMC" style:display-name="Titulo 1 VMC" style:family="paragraph" style:parent-style-name="Título1" style:auto-update="true" style:default-outline-level="1">
      <style:paragraph-properties fo:keep-with-next="auto" fo:margin-top="0.1666in" fo:margin-bottom="0.1666in" fo:line-height="100%" fo:background-color="#FFFFFF"/>
      <style:text-properties style:font-name="MontereyFLF" style:font-name-asian="Times New Roman" fo:text-transform="uppercase" fo:color="#1F4E79" fo:font-size="22pt" style:font-size-asian="22pt" style:font-size-complex="9.5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1Car" style:display-name="Título 1 Car" style:family="text" style:parent-style-name="Fuentedepárrafopredeter.">
      <style:text-properties style:font-name="Trebuchet MS" style:font-name-asian="Trebuchet MS" style:font-name-complex="Trebuchet MS" fo:font-size="16pt" style:font-size-asian="16pt" style:font-size-complex="16pt"/>
    </style:style>
    <style:style style:name="Titulo1VMCCar" style:display-name="Titulo 1 VMC Car" style:family="text" style:parent-style-name="Título1Car">
      <style:text-properties style:font-name="MontereyFLF" style:font-name-asian="Times New Roman" style:font-name-complex="Trebuchet MS" fo:text-transform="uppercase" fo:color="#1F4E79" fo:font-size="22pt" style:font-size-asian="22pt" style:font-size-complex="9.5pt" fo:background-color="#FFFFFF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798in"/>
      </style:header-style>
      <style:footer-style>
        <style:header-footer-properties style:dynamic-spacing="true" fo:min-height="0.1895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style:font-name="MontereyFLF" fo:font-size="14pt" style:font-size-asian="14pt" style:font-size-complex="14pt"/>
    </style:style>
    <style:style style:name="T4" style:parent-style-name="Fuentedepárrafopredeter." style:family="text">
      <style:text-properties style:font-name="MontereyFLF" style:use-window-font-color="true" fo:font-size="14pt" style:font-size-asian="14pt" style:font-size-complex="14pt"/>
    </style:style>
    <style:style style:name="T5" style:parent-style-name="Fuentedepárrafopredeter." style:family="text">
      <style:text-properties style:font-name="MontereyFLF" fo:font-size="14pt" style:font-size-asian="14pt" style:font-size-complex="14pt"/>
    </style:style>
    <style:style style:name="T6" style:parent-style-name="Fuentedepárrafopredeter." style:family="text">
      <style:text-properties style:font-name="MontereyFLF" fo:font-size="14pt" style:font-size-asian="14pt"/>
    </style:style>
    <style:style style:name="P7" style:parent-style-name="Encabezado" style:family="paragraph">
      <style:paragraph-properties fo:text-align="center"/>
    </style:style>
    <style:style style:name="T8" style:parent-style-name="Hipervínculo" style:family="text">
      <style:text-properties fo:color="#3B3838" fo:font-size="9pt" style:font-size-asian="9pt" style:text-underline-type="none"/>
    </style:style>
    <style:style style:name="T9" style:parent-style-name="Fuentedepárrafopredeter." style:family="text">
      <style:text-properties fo:color="#3B3838" fo:font-size="9pt" style:font-size-asian="9pt"/>
    </style:style>
    <style:style style:name="T10" style:parent-style-name="Hipervínculo" style:family="text">
      <style:text-properties fo:color="#3B3838" fo:font-size="9pt" style:font-size-asian="9pt" style:text-underline-type="none"/>
    </style:style>
    <style:style style:name="P11" style:parent-style-name="Encabezado" style:family="paragraph">
      <style:paragraph-properties fo:text-align="center"/>
      <style:text-properties fo:color="#3B3838" fo:font-size="9pt" style:font-size-asian="9pt"/>
    </style:style>
    <style:style style:name="T12" style:parent-style-name="Fuentedepárrafopredeter." style:family="text">
      <style:text-properties fo:font-size="10pt" style:font-size-asian="10pt" style:font-size-complex="10pt"/>
    </style:style>
    <style:style style:name="P13" style:parent-style-name="Piedepágina" style:family="paragraph">
      <style:paragraph-properties fo:text-align="center"/>
    </style:style>
    <style:style style:name="T14" style:parent-style-name="Fuentedepárrafopredeter." style:family="text">
      <style:text-properties fo:color="#3B3838"/>
    </style:style>
    <style:style style:name="T15" style:parent-style-name="Fuentedepárrafopredeter." style:family="text">
      <style:text-properties fo:color="#3B3838"/>
    </style:style>
    <style:style style:name="T16" style:parent-style-name="Fuentedepárrafopredeter." style:family="text">
      <style:text-properties fo:color="#3B3838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afabab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0 Imagen" text:anchor-type="paragraph" svg:x="-0.00069in" svg:y="-0.90874in" svg:width="1.52083in" svg:height="0.76875in" style:rel-width="scale" style:rel-height="scale"><draw:image xlink:href="media/image1.png" xlink:type="simple" xlink:show="embed" xlink:actuate="onLoad"/><svg:title/><svg:desc/></draw:frame></text:span><text:span text:style-name="T4"><draw:frame draw:z-index="251660288" draw:style-name="a1" draw:name="Imagen 14" text:anchor-type="paragraph" svg:x="5.65278in" svg:y="-0.29186in" svg:width="0.84684in" svg:height="0.93723in" style:rel-width="scale" style:rel-height="scale"><draw:image xlink:href="media/image2.png" xlink:type="simple" xlink:show="embed" xlink:actuate="onLoad"/><svg:title/><svg:desc/></draw:frame></text:span><text:span text:style-name="T5">VALPARAÍSO</text:span><text:span text:style-name="T6"><text:s/>Mobile Conf</text:span></text:p>
        <text:p text:style-name="P7"><text:a xlink:href="http://www.valpomobileconf.com" office:target-frame-name="_top" xlink:show="replace"><text:span text:style-name="T8">www.valpomobileconf.com</text:span></text:a><text:span text:style-name="T9"><text:s/>|<text:s/></text:span><text:a xlink:href="mailto:valpo.mobile.conf@gmail.com" office:target-frame-name="_top" xlink:show="replace"><text:span text:style-name="T10">valpo.mobile.conf@gmail.com</text:span></text:a></text:p>
        <text:p text:style-name="P11"><text:s text:c="4"/>Mobile: +56 9 9610 7355 | Av. España 1680, Valparaíso</text:p>
        <text:p text:style-name="Encabezado"><text:span text:style-name="T12"><draw:connector draw:type="line" svg:x1="0.00208in" svg:y1="0.18681in" svg:x2="6.50208in" svg:y2="0.18681in" draw:z-index="251661312" draw:id="id0" draw:style-name="a2" draw:name="Conector recto 3" text:anchor-type="paragraph"><svg:title/><svg:desc/></draw:connector></text:span></text:p>
      </style:header>
      <style:footer>
        <text:p text:style-name="P13"><text:span text:style-name="T14">Valparaíso |<text:s/></text:span><text:span text:style-name="T15">Chile,<text:s/></text:span><text:span text:style-name="T16">April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atalia</meta:initial-creator>
    <dc:creator>xip qwer</dc:creator>
    <meta:creation-date>2015-09-01T00:57:00Z</meta:creation-date>
    <dc:date>2016-04-20T04:48:00Z</dc:date>
    <meta:print-date>2015-09-01T00:52:00Z</meta:print-date>
    <meta:template xlink:href="Normal.dotm" xlink:type="simple"/>
    <meta:editing-cycles>3</meta:editing-cycles>
    <meta:editing-duration>PT60S</meta:editing-duration>
    <meta:document-statistic meta:page-count="2" meta:paragraph-count="1" meta:word-count="151" meta:character-count="985" meta:row-count="6" meta:non-whitespace-character-count="835"/>
  </office:meta>
</office:document-meta>
</file>